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ritique for Project #10</text:p>
      <text:p text:style-name="Text_20_body">What did you first notice about this project?</text:p>
      <text:p text:style-name="Text_20_body">  I first noticed the drop down to select a state.</text:p>
      <text:p text:style-name="Text_20_body">What was this project's main story?</text:p>
      <text:p text:style-name="Text_20_body">  The main purpose is to show a State by State view of COVID-19 cases versus deaths.</text:p>
      <text:p text:style-name="Text_20_body">What were some areas of improvement?</text:p>
      <text:p text:style-name="Text_20_body">Update the y axis to also include deaths, or say frequency or something equivalent. </text:p>
      <text:p text:style-name="Text_20_body">What elements would you add to this project?</text:p>
      <text:p text:style-name="Text_20_body">A legend to show black is for cases, red is for deaths.</text:p>
      <text:p text:style-name="Text_20_body">What were some successful elements of this project?</text:p>
      <text:p text:style-name="Text_20_body">I liked that the data was added. So the user could export and do additional anlaysis for a state they are interested in. </text:p>
      <text:p text:style-name="Text_20_body">Any other thoughts you would like to convey to your peer?</text:p>
      <text:p text:style-name="Text_20_body">Very timely and clean cut project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 </meta:initial-creator>
    <meta:creation-date>2020-05-08T16:18:53.43</meta:creation-date>
    <meta:document-statistic meta:table-count="0" meta:image-count="0" meta:object-count="0" meta:page-count="1" meta:paragraph-count="13" meta:word-count="132" meta:character-count="721"/>
    <dc:date>2020-05-08T16:25:10.19</dc:date>
    <dc:creator>B </dc:creator>
    <meta:editing-duration>PT6M23S</meta:editing-duration>
    <meta:editing-cycles>1</meta:editing-cycles>
    <meta:generator>OpenOffice/4.1.6$Win32 OpenOffice.org_project/416m1$Build-9790</meta:generator>
  </office:meta>
</office:document-meta>
</file>